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3T12:59:43Z</meta:creation-date>
    <dc:date>2024-02-13T12:59:43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jupyter" meta:value-type="string">python3</meta:user-defined>
    <meta:user-defined meta:name="labels"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